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0000000C8AB34FB18118BF78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officeooo:rsid="000b3037" officeooo:paragraph-rsid="000b3037"/>
    </style:style>
    <style:style style:name="P2" style:family="paragraph" style:parent-style-name="Preformatted_20_Text">
      <style:text-properties style:font-name="Arial" fo:font-size="14pt" officeooo:rsid="000b3037" officeooo:paragraph-rsid="000b3037" style:font-size-asian="14pt" style:font-size-complex="14pt"/>
    </style:style>
    <style:style style:name="P3" style:family="paragraph" style:parent-style-name="Preformatted_20_Text">
      <style:text-properties style:font-name="Arial" fo:font-size="10pt" officeooo:rsid="000b3037" officeooo:paragraph-rsid="000b3037" style:font-size-asian="10pt" style:font-size-complex="10pt"/>
    </style:style>
    <style:style style:name="P4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b3037" officeooo:paragraph-rsid="000b3037" style:font-size-asian="11pt" style:font-size-complex="11pt"/>
    </style:style>
    <style:style style:name="P5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c57de" officeooo:paragraph-rsid="000c57de" style:font-size-asian="11pt" style:font-size-complex="11pt"/>
    </style:style>
    <style:style style:name="P6" style:family="paragraph" style:parent-style-name="Preformatted_20_Text" style:list-style-name="L5">
      <style:paragraph-properties fo:line-height="150%" fo:text-align="justify" style:justify-single-word="false"/>
      <style:text-properties officeooo:paragraph-rsid="00153ac9"/>
    </style:style>
    <style:style style:name="P7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b3037" officeooo:paragraph-rsid="000b3037" style:font-size-asian="11pt" style:font-size-complex="11pt"/>
    </style:style>
    <style:style style:name="P8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b3037" officeooo:paragraph-rsid="00131672" style:font-size-asian="11pt" style:font-size-complex="11pt"/>
    </style:style>
    <style:style style:name="P9" style:family="paragraph" style:parent-style-name="Preformatted_20_Text" style:list-style-name="L2">
      <style:paragraph-properties fo:line-height="150%" fo:text-align="justify" style:justify-single-word="false"/>
      <style:text-properties style:font-name="Arial" fo:font-size="11pt" officeooo:rsid="000b3037" officeooo:paragraph-rsid="00131672" style:font-size-asian="11pt" style:font-size-complex="11pt"/>
    </style:style>
    <style:style style:name="P10" style:family="paragraph" style:parent-style-name="Preformatted_20_Text" style:list-style-name="L3">
      <style:paragraph-properties fo:line-height="150%" fo:text-align="justify" style:justify-single-word="false"/>
      <style:text-properties style:font-name="Arial" fo:font-size="11pt" officeooo:rsid="000b3037" officeooo:paragraph-rsid="00131672" style:font-size-asian="11pt" style:font-size-complex="11pt"/>
    </style:style>
    <style:style style:name="P11" style:family="paragraph" style:parent-style-name="Preformatted_20_Text" style:list-style-name="L3">
      <style:paragraph-properties fo:line-height="150%" fo:text-align="justify" style:justify-single-word="false"/>
      <style:text-properties style:font-name="Arial" fo:font-size="11pt" officeooo:rsid="000b3037" officeooo:paragraph-rsid="0014ab2b" style:font-size-asian="11pt" style:font-size-complex="11pt"/>
    </style:style>
    <style:style style:name="P12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b3037" officeooo:paragraph-rsid="0014ab2b" style:font-size-asian="11pt" style:font-size-complex="11pt"/>
    </style:style>
    <style:style style:name="P13" style:family="paragraph" style:parent-style-name="Preformatted_20_Text" style:list-style-name="L4">
      <style:paragraph-properties fo:line-height="150%" fo:text-align="justify" style:justify-single-word="false"/>
      <style:text-properties style:font-name="Arial" fo:font-size="11pt" officeooo:rsid="000b3037" officeooo:paragraph-rsid="0014ab2b" style:font-size-asian="11pt" style:font-size-complex="11pt"/>
    </style:style>
    <style:style style:name="P14" style:family="paragraph" style:parent-style-name="Preformatted_20_Text" style:list-style-name="L4">
      <style:paragraph-properties fo:line-height="150%" fo:text-align="justify" style:justify-single-word="false"/>
      <style:text-properties style:font-name="Arial" fo:font-size="11pt" officeooo:rsid="000b3037" officeooo:paragraph-rsid="000b3037" style:font-size-asian="11pt" style:font-size-complex="11pt"/>
    </style:style>
    <style:style style:name="P15" style:family="paragraph" style:parent-style-name="Preformatted_20_Text">
      <style:paragraph-properties fo:line-height="150%" fo:text-align="justify" style:justify-single-word="false"/>
      <style:text-properties style:font-name="Arial" fo:font-size="11pt" officeooo:rsid="000de527" officeooo:paragraph-rsid="00153ac9" style:font-size-asian="11pt" style:font-size-complex="11pt"/>
    </style:style>
    <style:style style:name="P16" style:family="paragraph" style:parent-style-name="Preformatted_20_Text" style:list-style-name="L1">
      <style:paragraph-properties fo:line-height="150%" fo:text-align="justify" style:justify-single-word="false"/>
      <style:text-properties style:font-name="Arial" fo:font-size="11pt" officeooo:rsid="000ee977" officeooo:paragraph-rsid="000ee977" style:font-size-asian="11pt" style:font-size-complex="11pt"/>
    </style:style>
    <style:style style:name="P17" style:family="paragraph" style:parent-style-name="Preformatted_20_Text" style:list-style-name="L4">
      <style:paragraph-properties fo:line-height="150%" fo:text-align="justify" style:justify-single-word="false"/>
      <style:text-properties style:font-name="Arial" fo:font-size="11pt" officeooo:rsid="000c57de" officeooo:paragraph-rsid="000f4ecf" style:font-size-asian="11pt" style:font-size-complex="11pt"/>
    </style:style>
    <style:style style:name="P18" style:family="paragraph" style:parent-style-name="Preformatted_20_Text">
      <style:paragraph-properties fo:line-height="150%" fo:text-align="justify" style:justify-single-word="false"/>
      <style:text-properties style:font-name="Arial" fo:font-size="11pt" fo:font-weight="bold" officeooo:rsid="000ee977" officeooo:paragraph-rsid="000ee977" style:font-size-asian="11pt" style:font-weight-asian="bold" style:font-size-complex="11pt" style:font-weight-complex="bold"/>
    </style:style>
    <style:style style:name="P19" style:family="paragraph" style:parent-style-name="Preformatted_20_Text">
      <style:paragraph-properties fo:line-height="150%" fo:text-align="justify" style:justify-single-word="false"/>
      <style:text-properties style:font-name="Arial" fo:font-size="11pt" fo:font-weight="normal" officeooo:rsid="00153ac9" officeooo:paragraph-rsid="00153ac9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b" style:font-weight-asian="bold" style:font-weight-complex="bold"/>
    </style:style>
    <style:style style:name="T3" style:family="text">
      <style:text-properties fo:font-weight="bold" officeooo:rsid="00131672" style:font-weight-asian="bold" style:font-weight-complex="bold"/>
    </style:style>
    <style:style style:name="T4" style:family="text">
      <style:text-properties fo:font-weight="bold" officeooo:rsid="00153ac9" style:font-weight-asian="bold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officeooo:rsid="000da51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e9144" style:font-weight-asian="normal" style:font-weight-complex="normal"/>
    </style:style>
    <style:style style:name="T10" style:family="text">
      <style:text-properties fo:font-weight="normal" officeooo:rsid="001142f5" style:font-weight-asian="normal" style:font-weight-complex="normal"/>
    </style:style>
    <style:style style:name="T11" style:family="text">
      <style:text-properties fo:font-weight="normal" officeooo:rsid="0014ab2b" style:font-weight-asian="normal" style:font-weight-complex="normal"/>
    </style:style>
    <style:style style:name="T12" style:family="text">
      <style:text-properties officeooo:rsid="000ee977"/>
    </style:style>
    <style:style style:name="T13" style:family="text">
      <style:text-properties style:font-name="Arial" fo:font-size="11pt" officeooo:rsid="000de527" style:font-size-asian="11pt" style:font-size-complex="11pt"/>
    </style:style>
    <style:style style:name="T14" style:family="text">
      <style:text-properties style:font-name="Arial" fo:font-size="11pt" fo:font-weight="bold" officeooo:rsid="000de527" style:font-size-asian="11pt" style:font-weight-asian="bold" style:font-size-complex="11pt" style:font-weight-complex="bold"/>
    </style:style>
    <style:style style:name="T15" style:family="text">
      <style:text-properties style:font-name="Arial" fo:font-size="11pt" fo:font-weight="normal" officeooo:rsid="000e9144" style:font-size-asian="11pt" style:font-weight-asian="normal" style:font-size-complex="11pt" style:font-weight-complex="normal"/>
    </style:style>
    <style:style style:name="T16" style:family="text">
      <style:text-properties officeooo:rsid="00131672"/>
    </style:style>
    <style:style style:name="T17" style:family="text">
      <style:text-properties officeooo:rsid="0014ab2b"/>
    </style:style>
    <style:style style:name="T18" style:family="text">
      <style:text-properties officeooo:rsid="00153ac9"/>
    </style:style>
    <style:style style:name="T19" style:family="text">
      <style:text-properties officeooo:rsid="001722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isciplina:</text:span> Projeto de Redes</text:p>
      <text:p text:style-name="P2"><text:span text:style-name="T1">Atividade:</text:span> Avaliação II</text:p>
      <text:p text:style-name="P3"><text:span text:style-name="T6">Professor Msc Luis Gustavo Araujo</text:span><text:line-break/><text:span text:style-name="T5">Professor Assistente UNIFACS</text:span></text:p>
      <text:p text:style-name="P1"/>
      <text:p text:style-name="P4">Este documento define os itens que o projeto de redes deve conter, em sua versão final, para entrega ao professor. Este projeto é uma continuação do projeto da avaliação I e será avaliado como avaliação II (Peso 4,0). O projeto deve conter ou se enquadrar, obrigatóriamente, nos itens descritos a seguir. A não presença ou cumprimento de um desses itens, implicará em perda proporcional na nota final da avaliação. No entanto, a presença de todos os itens não g<text:span text:style-name="T19">aran</text:span>te 100% da nota, sendo avaliado o aspecto qualitativo do trabalho.</text:p>
      <text:p text:style-name="P4"/>
      <text:p text:style-name="P4"><text:span text:style-name="T1">Formato de entrega:</text:span> P<text:span text:style-name="T18">DF</text:span>, <text:span text:style-name="T18">Do</text:span>c(x) ou <text:span text:style-name="T18">O</text:span>dt.</text:p>
      <text:p text:style-name="P4"><text:span text:style-name="T1">Forma de Envio:</text:span> O estudante deve entregar, até a data limite estipulada pelo professor, às 23:59, o projeto no formato mencionado, para o e-mail: luisaraujo.ifba@gmail.com. </text:p>
      <text:p text:style-name="P4"><text:span text:style-name="T1">Prazo:</text:span> <text:span text:style-name="T7">14/05/2018</text:span></text:p>
      <text:p text:style-name="P5"/>
      <text:p text:style-name="P12"><text:span text:style-name="T2">Introdução:</text:span></text:p>
      <text:list xml:id="list1652127819" text:style-name="L4">
        <text:list-item>
          <text:p text:style-name="P13"><text:span text:style-name="T1">Objetivo: </text:span>Definir o objetivo do projeto de redes;</text:p>
        </text:list-item>
        <text:list-item>
          <text:p text:style-name="P14"><text:span text:style-name="T1">Escopo:</text:span> Apresentar os serviços básicos implementados no projeto de redes (ponto de rede, ponto de rede sem fio, serviços, funcionalidades);</text:p>
        </text:list-item>
        <text:list-item>
          <text:p text:style-name="P17"><text:span text:style-name="T1">Resquisitos:</text:span><text:span text:style-name="T8"> </text:span><text:span text:style-name="T10">D</text:span><text:span text:style-name="T8">efina os requisitos técnicos e de negócio.</text:span></text:p>
        </text:list-item>
      </text:list>
      <text:p text:style-name="P8"><text:span text:style-name="T1">Projeto Lógico:</text:span> </text:p>
      <text:list xml:id="list2317972553" text:style-name="L2">
        <text:list-item>
          <text:p text:style-name="P9"><text:span text:style-name="T1">Topologia da Rede:</text:span> <text:span text:style-name="T17">Topologia da rede (</text:span>Geral, LAN, WLAN, WAN<text:span text:style-name="T17">)</text:span> em Diagrama/Desenho, Plano de Endereçamento IP (tabela);</text:p>
        </text:list-item>
        <text:list-item>
          <text:p text:style-name="P9"><text:span text:style-name="T1">Escolha dos Protocolos:</text:span> <text:span text:style-name="T17">Elencar os protocolos escolhidos</text:span>;</text:p>
        </text:list-item>
        <text:list-item>
          <text:p text:style-name="P9"><text:span text:style-name="T1">Segurança: </text:span><text:span text:style-name="T11">M</text:span>edidas de seguranças adotadas;</text:p>
        </text:list-item>
        <text:list-item>
          <text:p text:style-name="P9"><text:span text:style-name="T3">Servidores:</text:span><text:span text:style-name="T16"> </text:span>Elencar os servidores e seus serviços, com detalhamento de objetivo e local de instalação.</text:p>
        </text:list-item>
      </text:list>
      <text:p text:style-name="P8"><text:span text:style-name="T1">Projeto Físico:</text:span> </text:p>
      <text:list xml:id="list3846387220" text:style-name="L3">
        <text:list-item>
          <text:p text:style-name="P10"><text:span text:style-name="T1">Tecnologia Utilizadas</text:span>: materiais e serviços;</text:p>
        </text:list-item>
        <text:list-item>
          <text:p text:style-name="P11"><text:span text:style-name="T1">Mapa da Rede: </text:span><text:span text:style-name="T11">Tabela de </text:span><text:span text:style-name="T8">eq</text:span>uipamentos <text:span text:style-name="T17">por </text:span>andar <text:span text:style-name="T17">e </text:span>sala);</text:p>
        </text:list-item>
        <text:list-item>
          <text:p text:style-name="P11"><text:span text:style-name="T2">Mapa de Ligação de Cabeamento:</text:span><text:span text:style-name="T17"> Tabela com o caminho e tipo de cabo utilizado;</text:span></text:p>
        </text:list-item>
        <text:list-item>
          <text:p text:style-name="P10"><text:span text:style-name="T1">Planta Baixa</text:span>: <text:span text:style-name="T17">com o novo projeto físico da rede;</text:span></text:p>
        </text:list-item>
        <text:list-item>
          <text:p text:style-name="P11"><text:span text:style-name="T1">Estipular o </text:span><text:span text:style-name="T4">o</text:span><text:span text:style-name="T1">rçamento:</text:span> Estipular o orçamento do projeto;</text:p>
        </text:list-item>
      </text:list>
      <text:p text:style-name="P15"><text:span text:style-name="T1">Referências: </text:span></text:p>
      <text:list xml:id="list1096430998" text:style-name="L5">
        <text:list-item>
          <text:p text:style-name="P6"><text:span text:style-name="T15">I</text:span><text:span text:style-name="T13">nformar as referências utilizadas no projeto.</text:span></text:p>
        </text:list-item>
      </text:list>
      <text:p text:style-name="P4"/>
      <text:p text:style-name="P18"><text:soft-page-break/></text:p>
      <text:p text:style-name="P19">O documento <text:span text:style-name="T19">deve possuir a organização descrita a seguir.</text:span></text:p>
      <text:p text:style-name="P19"/>
      <text:p text:style-name="P18">Organização <text:span text:style-name="T17">do Trabalho</text:span>: </text:p>
      <text:list xml:id="list459024687" text:style-name="L1">
        <text:list-item>
          <text:p text:style-name="P16">Capa</text:p>
        </text:list-item>
        <text:list-item>
          <text:p text:style-name="P16">Resumo</text:p>
        </text:list-item>
        <text:list-item>
          <text:p text:style-name="P16">Sumário</text:p>
        </text:list-item>
        <text:list-item>
          <text:p text:style-name="P16">I – Introdução</text:p>
        </text:list-item>
        <text:list-item>
          <text:p text:style-name="P16">II – Projeto Lógico</text:p>
        </text:list-item>
        <text:list-item>
          <text:p text:style-name="P16">III – Projeto Físico</text:p>
        </text:list-item>
        <text:list-item>
          <text:p text:style-name="P16">Referênc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paragraph" svg:x="5.854cm" svg:y="-1.655cm" svg:width="4.983cm" svg:height="2.492cm" draw:z-index="1"><draw:image xlink:href="Pictures/1000020100000190000000C8AB34FB18118BF78E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Windows_x86 LibreOffice_project/50d9bf2b0a79cdb85a3814b592608037a682059d</meta:generator>
    <dc:date>2018-05-24T20:01:32.777000000</dc:date>
    <meta:editing-duration>PT30M3S</meta:editing-duration>
    <meta:editing-cycles>11</meta:editing-cycles>
    <meta:document-statistic meta:table-count="0" meta:image-count="1" meta:object-count="0" meta:page-count="2" meta:paragraph-count="33" meta:word-count="320" meta:character-count="2012" meta:non-whitespace-character-count="1737"/>
  </office:meta>
</office:document-meta>
</file>